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66ffff" draw:marker-start-width="0.8cm" draw:marker-end="Small_20_Arrow" draw:marker-end-width="0.9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1cm" svg:stroke-color="#cccccc" draw:marker-start-width="0.5cm" draw:marker-end-width="0.5cm" draw:fill="solid" draw:fill-color="#9999ff" draw:opacity="80%" draw:fill-image-width="0cm" draw:fill-image-height="0cm" fo:min-height="1.267cm" fo:padding-top="0.175cm" fo:padding-bottom="0.175cm" fo:padding-left="0.3cm" fo:padding-right="0.3cm" draw:shadow-opacity="80%"/>
    </style:style>
    <style:style style:name="gr3" style:family="graphic" style:parent-style-name="standard">
      <style:graphic-properties draw:stroke="solid" svg:stroke-width="0.1cm" svg:stroke-color="#cccccc" draw:marker-start-width="0.5cm" draw:marker-end-width="0.5cm" draw:fill="solid" draw:fill-color="#ffd320" fo:min-height="1.102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cccccc" draw:marker-start-width="0.5cm" draw:marker-end-width="0.5cm" draw:fill="solid" draw:fill-color="#ffcc00" draw:textarea-horizontal-align="left" draw:auto-grow-height="true" draw:auto-grow-width="true" fo:min-height="0.869cm" fo:min-width="1.64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cccccc" draw:marker-start-width="0.5cm" draw:marker-end-width="0.5cm" draw:fill="solid" draw:fill-color="#ffcc00" draw:textarea-horizontal-align="left" draw:auto-grow-height="true" draw:auto-grow-width="true" fo:min-height="0.869cm" fo:min-width="3.583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cccccc" draw:marker-start-width="0.5cm" draw:marker-end-width="0.5cm" draw:fill="solid" draw:fill-color="#ffcccc" draw:opacity="80%" draw:fill-image-width="0cm" draw:fill-image-height="0cm" fo:min-height="1.267cm" fo:padding-top="0.175cm" fo:padding-bottom="0.175cm" fo:padding-left="0.3cm" fo:padding-right="0.3cm" draw:shadow-opacity="80%"/>
    </style:style>
    <style:style style:name="gr7" style:family="graphic" style:parent-style-name="standard">
      <style:graphic-properties draw:stroke="solid" svg:stroke-width="0.1cm" svg:stroke-color="#cccccc" draw:marker-start-width="0.5cm" draw:marker-end-width="0.5cm" draw:fill="solid" draw:fill-color="#ffcccc" draw:opacity="80%" draw:fill-image-width="0cm" draw:fill-image-height="0cm" fo:min-height="1.27cm" fo:padding-top="0.175cm" fo:padding-bottom="0.175cm" fo:padding-left="0.3cm" fo:padding-right="0.3cm" draw:shadow-opacity="8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999ff" draw:opacity="80%" draw:fill-image-width="0cm" draw:fill-image-height="0cm"/>
      <style:text-properties fo:font-size="32pt" style:font-size-asian="18pt" style:font-size-complex="18pt"/>
    </style:style>
    <style:style style:name="P3" style:family="paragraph">
      <loext:graphic-properties draw:fill="solid" draw:fill-color="#ffd320"/>
      <style:text-properties fo:font-size="28pt" style:font-size-asian="18pt" style:font-size-complex="18pt"/>
    </style:style>
    <style:style style:name="P4" style:family="paragraph">
      <loext:graphic-properties draw:fill="solid" draw:fill-color="#ffcc00"/>
      <style:text-properties fo:font-size="22pt" style:font-size-asian="18pt" style:font-size-complex="18pt"/>
    </style:style>
    <style:style style:name="P5" style:family="paragraph">
      <loext:graphic-properties draw:fill="solid" draw:fill-color="#ffcccc" draw:opacity="80%" draw:fill-image-width="0cm" draw:fill-image-height="0cm"/>
      <style:text-properties fo:font-size="32pt" style:font-size-asian="18pt" style:font-size-complex="18pt"/>
    </style:style>
    <style:style style:name="P6" style:family="paragraph">
      <style:text-properties fo:font-size="32pt"/>
    </style:style>
    <style:style style:name="P7" style:family="paragraph">
      <style:text-properties fo:font-size="28pt"/>
    </style:style>
    <style:style style:name="P8" style:family="paragraph">
      <style:text-properties fo:font-size="22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004cm" svg:y1="9.067cm" svg:x2="23.488cm" svg:y2="9.139cm">
          <text:p/>
        </draw:line>
        <draw:line draw:style-name="gr1" draw:text-style-name="P1" draw:layer="layout" svg:x1="14.029cm" svg:y1="6.667cm" svg:x2="23.513cm" svg:y2="6.739cm">
          <text:p/>
        </draw:line>
        <draw:frame draw:style-name="gr2" draw:text-style-name="P2" draw:layer="layout" svg:width="1.858cm" svg:height="1.617cm" svg:x="23.405cm" svg:y="5.982cm">
          <draw:text-box>
            <text:p><text:span text:style-name="T1">[ ]</text:span></text:p>
          </draw:text-box>
        </draw:frame>
        <draw:frame draw:style-name="gr3" draw:text-style-name="P3" draw:layer="layout" svg:width="16.426cm" svg:height="1.452cm" svg:x="6.637cm" svg:y="1.99cm">
          <draw:text-box>
            <text:p><text:span text:style-name="T2">Empty Lists </text:span><text:span text:style-name="T2">creation by </text:span><text:span text:style-name="T2">Assignment</text:span></text:p>
          </draw:text-box>
        </draw:frame>
        <draw:frame draw:style-name="gr4" draw:text-style-name="P4" draw:layer="layout" svg:width="2.24cm" svg:height="1.219cm" svg:x="23.033cm" svg:y="3.957cm">
          <draw:text-box>
            <text:p><text:span text:style-name="T3">Data</text:span></text:p>
          </draw:text-box>
        </draw:frame>
        <draw:frame draw:style-name="gr5" draw:text-style-name="P4" draw:layer="layout" svg:width="4.183cm" svg:height="1.219cm" svg:x="4.022cm" svg:y="3.962cm">
          <draw:text-box>
            <text:p><text:span text:style-name="T3">Reference</text:span></text:p>
          </draw:text-box>
        </draw:frame>
        <draw:frame draw:style-name="gr6" draw:text-style-name="P5" draw:layer="layout" svg:width="12.351cm" svg:height="1.617cm" svg:x="1.673cm" svg:y="5.945cm">
          <draw:text-box>
            <text:p><text:span text:style-name="T1">Listempty_as</text:span><text:span text:style-name="T1">s00</text:span></text:p>
          </draw:text-box>
        </draw:frame>
        <draw:frame draw:style-name="gr2" draw:text-style-name="P2" draw:layer="layout" svg:width="1.858cm" svg:height="1.617cm" svg:x="23.405cm" svg:y="8.327cm">
          <draw:text-box>
            <text:p><text:span text:style-name="T1">[ ]</text:span></text:p>
          </draw:text-box>
        </draw:frame>
        <draw:frame draw:style-name="gr6" draw:text-style-name="P5" draw:layer="layout" svg:width="12.351cm" svg:height="1.617cm" svg:x="1.673cm" svg:y="8.29cm">
          <draw:text-box>
            <text:p><text:span text:style-name="T1">Listempty_as</text:span><text:span text:style-name="T1">s01</text:span></text:p>
          </draw:text-box>
        </draw:frame>
      </draw:page>
      <draw:page draw:name="page2" draw:style-name="dp1" draw:master-page-name="Default">
        <draw:line draw:style-name="gr1" draw:text-style-name="P1" draw:layer="layout" svg:x1="13.978cm" svg:y1="10.783cm" svg:x2="23.463cm" svg:y2="6.64cm">
          <text:p/>
        </draw:line>
        <draw:line draw:style-name="gr1" draw:text-style-name="P1" draw:layer="layout" svg:x1="14.029cm" svg:y1="6.667cm" svg:x2="23.563cm" svg:y2="6.64cm">
          <text:p/>
        </draw:line>
        <draw:frame draw:style-name="gr2" draw:text-style-name="P2" draw:layer="layout" svg:width="1.858cm" svg:height="1.617cm" svg:x="23.405cm" svg:y="5.982cm">
          <draw:text-box>
            <text:p text:style-name="P6"><text:span text:style-name="T1">( )</text:span></text:p>
          </draw:text-box>
        </draw:frame>
        <draw:frame draw:style-name="gr3" draw:text-style-name="P3" draw:layer="layout" svg:width="17.226cm" svg:height="1.452cm" svg:x="6.237cm" svg:y="1.897cm">
          <draw:text-box>
            <text:p text:style-name="P7"><text:span text:style-name="T2">Empty Tuples </text:span><text:span text:style-name="T2">creation by </text:span><text:span text:style-name="T2">Assignment</text:span></text:p>
          </draw:text-box>
        </draw:frame>
        <draw:frame draw:style-name="gr4" draw:text-style-name="P4" draw:layer="layout" svg:width="2.24cm" svg:height="1.219cm" svg:x="23.033cm" svg:y="3.957cm">
          <draw:text-box>
            <text:p text:style-name="P8"><text:span text:style-name="T3">Data</text:span></text:p>
          </draw:text-box>
        </draw:frame>
        <draw:frame draw:style-name="gr5" draw:text-style-name="P4" draw:layer="layout" svg:width="4.183cm" svg:height="1.219cm" svg:x="4.022cm" svg:y="3.962cm">
          <draw:text-box>
            <text:p text:style-name="P8"><text:span text:style-name="T3">Reference</text:span></text:p>
          </draw:text-box>
        </draw:frame>
        <draw:frame draw:style-name="gr6" draw:text-style-name="P5" draw:layer="layout" svg:width="12.351cm" svg:height="1.617cm" svg:x="1.673cm" svg:y="5.945cm">
          <draw:text-box>
            <text:p text:style-name="P6"><text:span text:style-name="T1">Tupleempty_</text:span><text:span text:style-name="T1">ass00</text:span></text:p>
          </draw:text-box>
        </draw:frame>
        <draw:frame draw:style-name="gr6" draw:text-style-name="P5" draw:layer="layout" svg:width="12.351cm" svg:height="1.617cm" svg:x="1.673cm" svg:y="9.89cm">
          <draw:text-box>
            <text:p text:style-name="P6"><text:span text:style-name="T1">Tupleempty_</text:span><text:span text:style-name="T1">ass01</text:span></text:p>
          </draw:text-box>
        </draw:frame>
      </draw:page>
      <draw:page draw:name="page3" draw:style-name="dp1" draw:master-page-name="Default">
        <draw:line draw:style-name="gr1" draw:text-style-name="P1" draw:layer="layout" svg:x1="9.535cm" svg:y1="6.79cm" svg:x2="16.474cm" svg:y2="6.79cm">
          <text:p/>
        </draw:line>
        <draw:frame draw:style-name="gr2" draw:text-style-name="P2" draw:layer="layout" svg:width="11.832cm" svg:height="1.617cm" svg:x="16.629cm" svg:y="5.982cm">
          <draw:text-box>
            <text:p><text:span text:style-name="T1">[1, "abc", '4tt', </text:span><text:span text:style-name="T1">[7, 8, 9]]</text:span></text:p>
          </draw:text-box>
        </draw:frame>
        <draw:frame draw:style-name="gr3" draw:text-style-name="P3" draw:layer="layout" svg:width="19.971cm" svg:height="1.452cm" svg:x="4.865cm" svg:y="1.947cm">
          <draw:text-box>
            <text:p><text:span text:style-name="T2">Mixed content </text:span><text:span text:style-name="T2">Lists creation by </text:span><text:span text:style-name="T2">Assignment</text:span></text:p>
          </draw:text-box>
        </draw:frame>
        <draw:frame draw:style-name="gr4" draw:text-style-name="P4" draw:layer="layout" svg:width="2.24cm" svg:height="1.219cm" svg:x="23.033cm" svg:y="3.957cm">
          <draw:text-box>
            <text:p><text:span text:style-name="T3">Data</text:span></text:p>
          </draw:text-box>
        </draw:frame>
        <draw:frame draw:style-name="gr5" draw:text-style-name="P4" draw:layer="layout" svg:width="4.183cm" svg:height="1.219cm" svg:x="4.022cm" svg:y="3.962cm">
          <draw:text-box>
            <text:p><text:span text:style-name="T3">Reference</text:span></text:p>
          </draw:text-box>
        </draw:frame>
        <draw:frame draw:style-name="gr6" draw:text-style-name="P5" draw:layer="layout" svg:width="7.812cm" svg:height="1.617cm" svg:x="1.673cm" svg:y="5.945cm">
          <draw:text-box>
            <text:p><text:span text:style-name="T1">Listmix_ass0</text:span><text:span text:style-name="T1">0</text:span></text:p>
          </draw:text-box>
        </draw:frame>
        <draw:line draw:style-name="gr1" draw:text-style-name="P1" draw:layer="layout" svg:x1="9.535cm" svg:y1="9.608cm" svg:x2="16.474cm" svg:y2="9.608cm">
          <text:p/>
        </draw:line>
        <draw:frame draw:style-name="gr2" draw:text-style-name="P2" draw:layer="layout" svg:width="11.832cm" svg:height="1.617cm" svg:x="16.629cm" svg:y="8.8cm">
          <draw:text-box>
            <text:p><text:span text:style-name="T1">[1, "abc", '4tt', </text:span><text:span text:style-name="T1">[7, 8, 9]]</text:span></text:p>
          </draw:text-box>
        </draw:frame>
        <draw:frame draw:style-name="gr6" draw:text-style-name="P5" draw:layer="layout" svg:width="7.812cm" svg:height="1.617cm" svg:x="1.673cm" svg:y="8.763cm">
          <draw:text-box>
            <text:p><text:span text:style-name="T1">Listmix_ass0</text:span><text:span text:style-name="T1">1</text:span></text:p>
          </draw:text-box>
        </draw:frame>
      </draw:page>
      <draw:page draw:name="page4" draw:style-name="dp1" draw:master-page-name="Default">
        <draw:line draw:style-name="gr1" draw:text-style-name="P1" draw:layer="layout" svg:x1="9.535cm" svg:y1="6.79cm" svg:x2="16.624cm" svg:y2="6.69cm">
          <text:p/>
        </draw:line>
        <draw:frame draw:style-name="gr3" draw:text-style-name="P3" draw:layer="layout" svg:width="20.795cm" svg:height="1.452cm" svg:x="4.453cm" svg:y="1.947cm">
          <draw:text-box>
            <text:p text:style-name="P7"><text:span text:style-name="T2">Mixed content </text:span><text:span text:style-name="T2">Tuples creation </text:span><text:span text:style-name="T2">by Assignment</text:span></text:p>
          </draw:text-box>
        </draw:frame>
        <draw:frame draw:style-name="gr4" draw:text-style-name="P4" draw:layer="layout" svg:width="2.24cm" svg:height="1.219cm" svg:x="23.033cm" svg:y="3.957cm">
          <draw:text-box>
            <text:p text:style-name="P8"><text:span text:style-name="T3">Data</text:span></text:p>
          </draw:text-box>
        </draw:frame>
        <draw:frame draw:style-name="gr5" draw:text-style-name="P4" draw:layer="layout" svg:width="4.183cm" svg:height="1.219cm" svg:x="4.022cm" svg:y="3.962cm">
          <draw:text-box>
            <text:p text:style-name="P8"><text:span text:style-name="T3">Reference</text:span></text:p>
          </draw:text-box>
        </draw:frame>
        <draw:frame draw:style-name="gr6" draw:text-style-name="P5" draw:layer="layout" svg:width="9.11cm" svg:height="1.617cm" svg:x="1.673cm" svg:y="5.945cm">
          <draw:text-box>
            <text:p text:style-name="P6"><text:span text:style-name="T1">Tuplemix_ass</text:span><text:span text:style-name="T1">00</text:span></text:p>
          </draw:text-box>
        </draw:frame>
        <draw:line draw:style-name="gr1" draw:text-style-name="P1" draw:layer="layout" svg:x1="10.733cm" svg:y1="10.733cm" svg:x2="16.624cm" svg:y2="6.64cm">
          <text:p/>
        </draw:line>
        <draw:frame draw:style-name="gr6" draw:text-style-name="P5" draw:layer="layout" svg:width="9.11cm" svg:height="1.617cm" svg:x="1.673cm" svg:y="9.763cm">
          <draw:text-box>
            <text:p text:style-name="P6"><text:span text:style-name="T1">Tuplemix_ass</text:span><text:span text:style-name="T1">01</text:span></text:p>
          </draw:text-box>
        </draw:frame>
        <draw:frame draw:style-name="gr2" draw:text-style-name="P2" draw:layer="layout" svg:width="12.126cm" svg:height="1.617cm" svg:x="16.474cm" svg:y="5.982cm">
          <draw:text-box>
            <text:p text:style-name="P6"><text:span text:style-name="T1">(1, "abc", '4tt', </text:span><text:span text:style-name="T1">[7, 8, 9])</text:span></text:p>
          </draw:text-box>
        </draw:frame>
      </draw:page>
      <draw:page draw:name="page5" draw:style-name="dp1" draw:master-page-name="Default">
        <draw:line draw:style-name="gr1" draw:text-style-name="P1" draw:layer="layout" svg:x1="9.535cm" svg:y1="6.79cm" svg:x2="16.474cm" svg:y2="6.79cm">
          <text:p/>
        </draw:line>
        <draw:frame draw:style-name="gr2" draw:text-style-name="P2" draw:layer="layout" svg:width="11.832cm" svg:height="1.617cm" svg:x="16.629cm" svg:y="5.982cm">
          <draw:text-box>
            <text:p><text:span text:style-name="T1">[1, "abc", '4tt', </text:span><text:span text:style-name="T1">[7, 8, 9]]</text:span></text:p>
          </draw:text-box>
        </draw:frame>
        <draw:frame draw:style-name="gr3" draw:text-style-name="P3" draw:layer="layout" svg:width="18.349cm" svg:height="1.452cm" svg:x="5.676cm" svg:y="1.947cm">
          <draw:text-box>
            <text:p><text:span text:style-name="T2">Mixed content </text:span><text:span text:style-name="T2">List creation by </text:span><text:span text:style-name="T2">list.copy()</text:span></text:p>
          </draw:text-box>
        </draw:frame>
        <draw:frame draw:style-name="gr4" draw:text-style-name="P4" draw:layer="layout" svg:width="2.24cm" svg:height="1.219cm" svg:x="23.033cm" svg:y="3.957cm">
          <draw:text-box>
            <text:p><text:span text:style-name="T3">Data</text:span></text:p>
          </draw:text-box>
        </draw:frame>
        <draw:frame draw:style-name="gr5" draw:text-style-name="P4" draw:layer="layout" svg:width="4.183cm" svg:height="1.219cm" svg:x="4.022cm" svg:y="3.962cm">
          <draw:text-box>
            <text:p><text:span text:style-name="T3">Reference</text:span></text:p>
          </draw:text-box>
        </draw:frame>
        <draw:frame draw:style-name="gr6" draw:text-style-name="P5" draw:layer="layout" svg:width="8.012cm" svg:height="1.617cm" svg:x="1.673cm" svg:y="5.945cm">
          <draw:text-box>
            <text:p><text:span text:style-name="T1">Listmix_ass0</text:span><text:span text:style-name="T1">0</text:span></text:p>
          </draw:text-box>
        </draw:frame>
        <draw:line draw:style-name="gr1" draw:text-style-name="P1" draw:layer="layout" svg:x1="9.535cm" svg:y1="9.608cm" svg:x2="16.474cm" svg:y2="9.608cm">
          <text:p/>
        </draw:line>
        <draw:frame draw:style-name="gr2" draw:text-style-name="P2" draw:layer="layout" svg:width="11.832cm" svg:height="1.617cm" svg:x="16.629cm" svg:y="8.8cm">
          <draw:text-box>
            <text:p><text:span text:style-name="T1">[1, "abc", '4tt', </text:span><text:span text:style-name="T1">[7, 8, 9]]</text:span></text:p>
          </draw:text-box>
        </draw:frame>
        <draw:frame draw:style-name="gr6" draw:text-style-name="P5" draw:layer="layout" svg:width="7.962cm" svg:height="1.617cm" svg:x="1.673cm" svg:y="8.763cm">
          <draw:text-box>
            <text:p><text:span text:style-name="T1">Listmix_cop0</text:span><text:span text:style-name="T1">0</text:span></text:p>
          </draw:text-box>
        </draw:frame>
      </draw:page>
      <draw:page draw:name="page6" draw:style-name="dp1" draw:master-page-name="Default"/>
      <draw:page draw:name="page7" draw:style-name="dp1" draw:master-page-name="Default">
        <draw:line draw:style-name="gr1" draw:text-style-name="P1" draw:layer="layout" svg:x1="9.535cm" svg:y1="6.79cm" svg:x2="16.474cm" svg:y2="6.79cm">
          <text:p/>
        </draw:line>
        <draw:frame draw:style-name="gr2" draw:text-style-name="P2" draw:layer="layout" svg:width="11.832cm" svg:height="1.617cm" svg:x="16.629cm" svg:y="5.982cm">
          <draw:text-box>
            <text:p text:style-name="P6"><text:span text:style-name="T1">[1, "4tt", 'abc', </text:span><text:span text:style-name="T1">[7, 8, 9]]</text:span></text:p>
          </draw:text-box>
        </draw:frame>
        <draw:frame draw:style-name="gr3" draw:text-style-name="P3" draw:layer="layout" svg:width="19.971cm" svg:height="1.452cm" svg:x="4.865cm" svg:y="1.947cm">
          <draw:text-box>
            <text:p text:style-name="P7"><text:span text:style-name="T2">Mixed order </text:span><text:span text:style-name="T2">Lists creation by </text:span><text:span text:style-name="T2">Assignment</text:span></text:p>
          </draw:text-box>
        </draw:frame>
        <draw:frame draw:style-name="gr4" draw:text-style-name="P4" draw:layer="layout" svg:width="2.24cm" svg:height="1.219cm" svg:x="23.033cm" svg:y="3.957cm">
          <draw:text-box>
            <text:p text:style-name="P8"><text:span text:style-name="T3">Data</text:span></text:p>
          </draw:text-box>
        </draw:frame>
        <draw:frame draw:style-name="gr5" draw:text-style-name="P4" draw:layer="layout" svg:width="4.183cm" svg:height="1.219cm" svg:x="4.022cm" svg:y="3.962cm">
          <draw:text-box>
            <text:p text:style-name="P8"><text:span text:style-name="T3">Reference</text:span></text:p>
          </draw:text-box>
        </draw:frame>
        <draw:frame draw:style-name="gr6" draw:text-style-name="P5" draw:layer="layout" svg:width="9.06cm" svg:height="1.617cm" svg:x="1.673cm" svg:y="5.945cm">
          <draw:text-box>
            <text:p text:style-name="P6"><text:span text:style-name="T1">Listorder_ass</text:span><text:span text:style-name="T1">00</text:span></text:p>
          </draw:text-box>
        </draw:frame>
        <draw:line draw:style-name="gr1" draw:text-style-name="P1" draw:layer="layout" svg:x1="9.535cm" svg:y1="9.608cm" svg:x2="16.474cm" svg:y2="9.608cm">
          <text:p/>
        </draw:line>
        <draw:frame draw:style-name="gr2" draw:text-style-name="P2" draw:layer="layout" svg:width="11.832cm" svg:height="1.617cm" svg:x="16.629cm" svg:y="8.8cm">
          <draw:text-box>
            <text:p text:style-name="P6"><text:span text:style-name="T1">[[7, 8, 9], 1, </text:span><text:span text:style-name="T1">"abc", '4tt']</text:span></text:p>
          </draw:text-box>
        </draw:frame>
        <draw:frame draw:style-name="gr6" draw:text-style-name="P5" draw:layer="layout" svg:width="9.06cm" svg:height="1.617cm" svg:x="1.673cm" svg:y="8.763cm">
          <draw:text-box>
            <text:p text:style-name="P6"><text:span text:style-name="T1">Listorder_ass</text:span><text:span text:style-name="T1">01</text:span></text:p>
          </draw:text-box>
        </draw:frame>
      </draw:page>
      <draw:page draw:name="page8" draw:style-name="dp1" draw:master-page-name="Default">
        <draw:line draw:style-name="gr1" draw:text-style-name="P1" draw:layer="layout" svg:x1="9.535cm" svg:y1="6.79cm" svg:x2="16.474cm" svg:y2="6.79cm">
          <text:p/>
        </draw:line>
        <draw:frame draw:style-name="gr2" draw:text-style-name="P2" draw:layer="layout" svg:width="12.037cm" svg:height="1.617cm" svg:x="16.424cm" svg:y="5.982cm">
          <draw:text-box>
            <text:p><text:span text:style-name="T1">(1, "4tt", 'abc', </text:span><text:span text:style-name="T1">[7, 8, 9])</text:span></text:p>
          </draw:text-box>
        </draw:frame>
        <draw:frame draw:style-name="gr3" draw:text-style-name="P3" draw:layer="layout" svg:width="19.971cm" svg:height="1.452cm" svg:x="4.865cm" svg:y="1.947cm">
          <draw:text-box>
            <text:p><text:span text:style-name="T2">Mixed order </text:span><text:span text:style-name="T2">Tuples creation </text:span><text:span text:style-name="T2">by Assignment</text:span></text:p>
          </draw:text-box>
        </draw:frame>
        <draw:frame draw:style-name="gr4" draw:text-style-name="P4" draw:layer="layout" svg:width="2.24cm" svg:height="1.219cm" svg:x="23.033cm" svg:y="3.957cm">
          <draw:text-box>
            <text:p><text:span text:style-name="T3">Data</text:span></text:p>
          </draw:text-box>
        </draw:frame>
        <draw:frame draw:style-name="gr5" draw:text-style-name="P4" draw:layer="layout" svg:width="4.183cm" svg:height="1.219cm" svg:x="4.022cm" svg:y="3.962cm">
          <draw:text-box>
            <text:p><text:span text:style-name="T3">Reference</text:span></text:p>
          </draw:text-box>
        </draw:frame>
        <draw:frame draw:style-name="gr6" draw:text-style-name="P5" draw:layer="layout" svg:width="9.759cm" svg:height="1.617cm" svg:x="1.673cm" svg:y="5.945cm">
          <draw:text-box>
            <text:p><text:span text:style-name="T1">Tupleorder_a</text:span><text:span text:style-name="T1">ss00</text:span></text:p>
          </draw:text-box>
        </draw:frame>
        <draw:line draw:style-name="gr1" draw:text-style-name="P1" draw:layer="layout" svg:x1="9.535cm" svg:y1="9.608cm" svg:x2="16.474cm" svg:y2="9.608cm">
          <text:p/>
        </draw:line>
        <draw:frame draw:style-name="gr2" draw:text-style-name="P2" draw:layer="layout" svg:width="12.037cm" svg:height="1.617cm" svg:x="16.424cm" svg:y="8.8cm">
          <draw:text-box>
            <text:p><text:span text:style-name="T1">([7, 8, 9], 1, </text:span><text:span text:style-name="T1">"abc", '4tt')</text:span></text:p>
          </draw:text-box>
        </draw:frame>
        <draw:frame draw:style-name="gr6" draw:text-style-name="P5" draw:layer="layout" svg:width="9.809cm" svg:height="1.617cm" svg:x="1.673cm" svg:y="8.836cm">
          <draw:text-box>
            <text:p><text:span text:style-name="T1">Tupleorder_a</text:span><text:span text:style-name="T1">ss01</text:span></text:p>
          </draw:text-box>
        </draw:frame>
      </draw:page>
      <draw:page draw:name="page9" draw:style-name="dp1" draw:master-page-name="Default">
        <draw:line draw:style-name="gr1" draw:text-style-name="P1" draw:layer="layout" svg:x1="8.437cm" svg:y1="6.789cm" svg:x2="21.716cm" svg:y2="6.589cm">
          <text:p/>
        </draw:line>
        <draw:line draw:style-name="gr1" draw:text-style-name="P1" draw:layer="layout" svg:x1="8.587cm" svg:y1="10.833cm" svg:x2="21.666cm" svg:y2="6.689cm">
          <text:p/>
        </draw:line>
        <draw:frame draw:style-name="gr7" draw:text-style-name="P5" draw:layer="layout" svg:width="6.9cm" svg:height="1.62cm" svg:x="1.748cm" svg:y="10.013cm">
          <draw:text-box>
            <text:p><text:span text:style-name="T1">Listass_003</text:span></text:p>
          </draw:text-box>
        </draw:frame>
        <draw:frame draw:style-name="gr3" draw:text-style-name="P3" draw:layer="layout" svg:width="10.983cm" svg:height="1.452cm" svg:x="9.359cm" svg:y="1.99cm">
          <draw:text-box>
            <text:p><text:span text:style-name="T2">list copy by </text:span><text:span text:style-name="T2">Assignment</text:span></text:p>
          </draw:text-box>
        </draw:frame>
        <draw:frame draw:style-name="gr4" draw:text-style-name="P4" draw:layer="layout" svg:width="2.24cm" svg:height="1.219cm" svg:x="23.033cm" svg:y="3.957cm">
          <draw:text-box>
            <text:p><text:span text:style-name="T3">Data</text:span></text:p>
          </draw:text-box>
        </draw:frame>
        <draw:frame draw:style-name="gr5" draw:text-style-name="P4" draw:layer="layout" svg:width="4.183cm" svg:height="1.219cm" svg:x="4.022cm" svg:y="3.962cm">
          <draw:text-box>
            <text:p><text:span text:style-name="T3">Reference</text:span></text:p>
          </draw:text-box>
        </draw:frame>
        <draw:frame draw:style-name="gr7" draw:text-style-name="P5" draw:layer="layout" svg:width="6.9cm" svg:height="1.62cm" svg:x="1.673cm" svg:y="5.945cm">
          <draw:text-box>
            <text:p><text:span text:style-name="T1">Listass_002</text:span></text:p>
          </draw:text-box>
        </draw:frame>
        <draw:frame draw:style-name="gr2" draw:text-style-name="P2" draw:layer="layout" svg:width="6.453cm" svg:height="1.617cm" svg:x="21.806cm" svg:y="5.983cm">
          <draw:text-box>
            <text:p><text:span text:style-name="T1">1, 2, 3, 4, 5</text:span></text:p>
          </draw:text-box>
        </draw:frame>
        <draw:line draw:style-name="gr1" draw:text-style-name="P1" draw:layer="layout" svg:x1="8.637cm" svg:y1="14.826cm" svg:x2="21.866cm" svg:y2="6.839cm">
          <text:p/>
        </draw:line>
        <draw:frame draw:style-name="gr7" draw:text-style-name="P5" draw:layer="layout" svg:width="6.9cm" svg:height="1.62cm" svg:x="1.724cm" svg:y="14.038cm">
          <draw:text-box>
            <text:p><text:span text:style-name="T1">Listass_004</text:span></text:p>
          </draw:text-box>
        </draw:frame>
      </draw:page>
      <draw:page draw:name="page10" draw:style-name="dp1" draw:master-page-name="Default">
        <draw:line draw:style-name="gr1" draw:text-style-name="P1" draw:layer="layout" svg:x1="9.136cm" svg:y1="6.739cm" svg:x2="21.716cm" svg:y2="6.589cm">
          <text:p/>
        </draw:line>
        <draw:line draw:style-name="gr1" draw:text-style-name="P1" draw:layer="layout" svg:x1="9.186cm" svg:y1="11.032cm" svg:x2="21.666cm" svg:y2="6.689cm">
          <text:p/>
        </draw:line>
        <draw:frame draw:style-name="gr7" draw:text-style-name="P5" draw:layer="layout" svg:width="7.75cm" svg:height="1.62cm" svg:x="1.673cm" svg:y="10.013cm">
          <draw:text-box>
            <text:p><text:span text:style-name="T1">Tupleass_003</text:span></text:p>
          </draw:text-box>
        </draw:frame>
        <draw:frame draw:style-name="gr3" draw:text-style-name="P3" draw:layer="layout" svg:width="12.008cm" svg:height="1.452cm" svg:x="8.846cm" svg:y="1.897cm">
          <draw:text-box>
            <text:p><text:span text:style-name="T2">tuple copy by </text:span><text:span text:style-name="T2">Assignment</text:span></text:p>
          </draw:text-box>
        </draw:frame>
        <draw:frame draw:style-name="gr4" draw:text-style-name="P4" draw:layer="layout" svg:width="2.24cm" svg:height="1.219cm" svg:x="23.033cm" svg:y="3.957cm">
          <draw:text-box>
            <text:p><text:span text:style-name="T3">Data</text:span></text:p>
          </draw:text-box>
        </draw:frame>
        <draw:frame draw:style-name="gr5" draw:text-style-name="P4" draw:layer="layout" svg:width="4.183cm" svg:height="1.219cm" svg:x="4.022cm" svg:y="3.962cm">
          <draw:text-box>
            <text:p><text:span text:style-name="T3">Reference</text:span></text:p>
          </draw:text-box>
        </draw:frame>
        <draw:frame draw:style-name="gr7" draw:text-style-name="P5" draw:layer="layout" svg:width="7.75cm" svg:height="1.62cm" svg:x="1.673cm" svg:y="5.945cm">
          <draw:text-box>
            <text:p><text:span text:style-name="T1">Tupleass_002</text:span></text:p>
          </draw:text-box>
        </draw:frame>
        <draw:frame draw:style-name="gr2" draw:text-style-name="P2" draw:layer="layout" svg:width="6.453cm" svg:height="1.617cm" svg:x="21.806cm" svg:y="5.983cm">
          <draw:text-box>
            <text:p><text:span text:style-name="T1">1, 2, 3, 4, 5</text:span></text:p>
          </draw:text-box>
        </draw:frame>
        <draw:line draw:style-name="gr1" draw:text-style-name="P1" draw:layer="layout" svg:x1="9.236cm" svg:y1="14.926cm" svg:x2="21.866cm" svg:y2="6.839cm">
          <text:p/>
        </draw:line>
        <draw:frame draw:style-name="gr7" draw:text-style-name="P5" draw:layer="layout" svg:width="7.75cm" svg:height="1.62cm" svg:x="1.673cm" svg:y="14.038cm">
          <draw:text-box>
            <text:p><text:span text:style-name="T1">Tupleass_004</text:span></text:p>
          </draw:text-box>
        </draw:frame>
      </draw:page>
      <draw:page draw:name="page1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02:27:07.654422994</meta:creation-date>
    <dc:date>2018-10-13T13:38:10.665180563</dc:date>
    <meta:editing-duration>PT21M5S</meta:editing-duration>
    <meta:editing-cycles>11</meta:editing-cycles>
    <meta:generator>LibreOffice/5.1.6.2$Linux_X86_64 LibreOffice_project/10m0$Build-2</meta:generator>
    <meta:document-statistic meta:object-count="81"/>
  </office:meta>
</office:document-meta>
</file>